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32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24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{{4,16,6,18}},{{6,16,8,18}},{{8,16,10,18}},{{10,16,12,18},{12,16,14},{14,16,16,18}},</text:p>
          </table:table-cell>
        </table:table-row>
        <table:table-row table:style-name="ro1">
          <table:table-cell office:value-type="string" calcext:value-type="string">
            <text:p>{{4,18,6,20}},{{6,18,8,20}},{{8,18,10,20}},{{10,18,12,20},{12,18,20},{14,18,16,20}},</text:p>
          </table:table-cell>
        </table:table-row>
        <table:table-row table:style-name="ro1">
          <table:table-cell office:value-type="string" calcext:value-type="string">
            <text:p>{{4,20,6,22}},{{6,20,8,22}},{{8,20,10,22}},{{10,20,12,22},{12,20,22},{14,20,16,22}},</text:p>
          </table:table-cell>
        </table:table-row>
        <table:table-row table:style-name="ro1" table:number-rows-repeated="29">
          <table:table-cell/>
        </table:table-row>
        <table:table-row table:style-name="ro1">
          <table:table-cell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row table:style-name="ro1">
          <table:table-cell office:value-type="string" calcext:value-type="string">
            <text:p>{{4, <text:s/>16 <text:s/>,6, 18 <text:s/>}},{{6, 16 <text:s/>,8, 18 <text:s/>}},{{8, 16 <text:s/>,10, <text:s/>18 <text:s/>}},{{10, <text:s/>16 <text:s/>,12, <text:s/>18 <text:s/>},{12, <text:s/>16 <text:s/>,14, <text:s/>18 <text:s/>},{14, <text:s/>16 <text:s/>,16, <text:s/>18 <text:s/>}},</text:p>
          </table:table-cell>
          <table:table-cell table:style-name="ce1"/>
          <table:table-cell table:number-columns-repeated="23"/>
        </table:table-row>
        <table:table-row table:style-name="ro2">
          <table:table-cell table:number-columns-repeated="25"/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6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},{6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8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},{8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10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},{10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12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},{12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14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},{14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16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6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},{6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8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},{8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10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},{10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12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},{12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14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},{14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16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6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},{6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8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},{8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10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},{10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12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},{12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14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},{14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16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6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},{6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8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},{8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10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},{10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12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},{12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14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},{14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16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6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},{6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8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},{8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10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},{10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12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},{12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14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},{14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16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6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},{6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8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},{8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10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},{10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12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},{12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14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},{14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16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6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},{6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8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},{8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10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},{10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12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},{12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14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},{14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16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6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},{6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8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},{8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10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},{10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12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},{12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14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},{14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16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6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},{6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8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},{8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10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},{10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12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},{12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14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},{14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16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6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},{6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8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},{8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10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},{10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12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},{12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14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},{14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16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6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},{6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8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},{8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10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},{10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12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},{12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14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},{14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16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6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},{6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8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},{8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10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},{10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12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},{12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14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},{14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16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6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},{6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8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},{8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10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},{10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12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},{12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14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},{14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16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6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},{6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8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},{8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10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},{10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12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},{12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14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},{14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16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6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},{6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8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},{8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10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},{10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12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},{12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14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},{14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16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6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},{6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8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},{8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10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},{10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12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},{12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14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},{14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16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6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,{6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8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,{8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10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,{10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12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,{12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14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,{14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16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6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},{6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8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},{8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10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},{10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12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},{12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14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},{14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16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6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},{6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8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},{8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10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},{10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12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},{12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14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},{14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16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6,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},{6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8,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},{8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10,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},{10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12,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},{12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14,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},{14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16,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6,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},{6,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8,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},{8,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10,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},{10,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12,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},{12,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14,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},{14,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16,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6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},{6,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8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},{8,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10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},{10,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12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},{12,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14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},{14,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16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6,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},{6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8,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},{8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10,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},{10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12,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},{12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14,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},{14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16,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{4,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6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},{6,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8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},{8,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10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},{10,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12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},{12,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14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},{14,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16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}},</text:p>
          </table:table-cell>
        </table:table-row>
        <table:table-row table:style-name="ro2" table:number-rows-repeated="5">
          <table:table-cell table:number-columns-repeated="25"/>
        </table:table-row>
        <table:table-row table:style-name="ro1" table:number-rows-repeated="25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dullah Bashir</meta:initial-creator>
    <meta:creation-date>2014-04-16T18:56:44.393456788</meta:creation-date>
    <dc:date>2014-04-16T21:05:55.608854774</dc:date>
    <dc:creator>Abdullah Bashir</dc:creator>
    <meta:editing-duration>PT28M2S</meta:editing-duration>
    <meta:editing-cycles>1</meta:editing-cycles>
    <meta:document-statistic meta:table-count="2" meta:cell-count="604" meta:object-count="0"/>
    <meta:generator>LibreOffice/4.1.3.2$Linux_X86_64 LibreOffice_project/410m0$Build-2</meta:generator>
  </office:meta>
</office:document-meta>
</file>